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ans-serif" svg:font-family="Calibri,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T2" style:parent-style-name="Policepardéfaut" style:family="text">
      <style:text-properties fo:font-size="20pt" style:font-size-asian="20pt" style:font-size-complex="20pt"/>
    </style:style>
    <style:style style:name="P3" style:parent-style-name="Standard" style:family="paragraph">
      <style:paragraph-properties fo:text-align="justify"/>
    </style:style>
    <style:style style:name="P4" style:parent-style-name="Standard" style:family="paragraph">
      <style:paragraph-properties fo:text-align="justify"/>
      <style:text-properties fo:font-weight="bold" style:font-weight-asian="bold"/>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text-properties fo:font-weight="bold" style:font-weight-asian="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text-properties fo:font-weight="bold" style:font-weight-asian="bold"/>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text-properties fo:font-weight="bold" style:font-weight-asian="bold"/>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text-properties fo:font-weight="bold" style:font-weight-asian="bold"/>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text-properties fo:font-weight="bold" style:font-weight-asian="bold"/>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text-properties fo:font-weight="bold" style:font-weight-asian="bold"/>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T35" style:parent-style-name="Policepardéfaut" style:family="text">
      <style:text-properties fo:font-weight="bold" style:font-weight-asian="bold"/>
    </style:style>
    <style:style style:name="T36" style:parent-style-name="Policepardéfaut" style:family="text">
      <style:text-properties fo:font-weight="bold" style:font-weight-asian="bold"/>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text-properties fo:font-weight="bold" style:font-weight-asian="bold"/>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text-properties fo:font-weight="bold" style:font-weight-asian="bold"/>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text-properties fo:font-weight="bold" style:font-weight-asian="bold"/>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text-properties fo:font-weight="bold" style:font-weight-asian="bold"/>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text-properties fo:font-weight="bold" style:font-weight-asian="bold"/>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text-properties fo:font-weight="bold" style:font-weight-asian="bold"/>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text-properties fo:font-weight="bold" style:font-weight-asian="bold"/>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text-properties fo:font-weight="bold" style:font-weight-asian="bold"/>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text-properties fo:font-weight="bold" style:font-weight-asian="bold"/>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text-properties fo:font-weight="bold" style:font-weight-asian="bold"/>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center" fo:line-height="115%"/>
    </style:style>
    <style:style style:name="T84" style:parent-style-name="Policepardéfaut" style:family="text">
      <style:text-properties fo:font-size="20pt" style:font-size-asian="20pt" style:font-size-complex="20pt"/>
    </style:style>
    <style:style style:name="P85" style:parent-style-name="Textbody" style:family="paragraph">
      <style:paragraph-properties fo:line-height="115%"/>
    </style:style>
    <style:style style:name="P86" style:parent-style-name="Textbody" style:family="paragraph">
      <style:paragraph-properties fo:line-height="115%"/>
    </style:style>
    <style:style style:name="P87" style:parent-style-name="Textbody" style:family="paragraph">
      <style:paragraph-properties fo:line-height="115%"/>
    </style:style>
    <style:style style:name="P88" style:parent-style-name="Textbody" style:family="paragraph">
      <style:paragraph-properties fo:line-height="115%"/>
    </style:style>
    <style:style style:name="P89" style:parent-style-name="Textbody" style:family="paragraph">
      <style:paragraph-properties fo:line-height="115%"/>
      <style:text-properties fo:color="#00B0F0"/>
    </style:style>
    <style:style style:name="P90" style:parent-style-name="Textbody" style:family="paragraph">
      <style:paragraph-properties fo:line-height="115%"/>
      <style:text-properties fo:color="#00B0F0"/>
    </style:style>
    <style:style style:name="P91" style:parent-style-name="Textbody" style:family="paragraph">
      <style:paragraph-properties fo:line-height="115%"/>
      <style:text-properties fo:color="#00B0F0"/>
    </style:style>
    <style:style style:name="P92" style:parent-style-name="Textbody" style:family="paragraph">
      <style:paragraph-properties fo:line-height="115%"/>
      <style:text-properties fo:color="#00B0F0"/>
    </style:style>
    <style:style style:name="P93" style:parent-style-name="Textbody" style:family="paragraph">
      <style:paragraph-properties fo:line-height="115%"/>
    </style:style>
    <style:style style:name="P94" style:parent-style-name="Textbody" style:family="paragraph">
      <style:paragraph-properties fo:text-align="justify"/>
    </style:style>
    <style:style style:name="T95" style:parent-style-name="Policepardéfaut" style:family="text">
      <style:text-properties fo:font-weight="bold" style:font-weight-asian="bold"/>
    </style:style>
    <style:style style:name="T96" style:parent-style-name="Policepardéfaut" style:family="text">
      <style:text-properties fo:font-weight="bold" style:font-weight-asian="bold"/>
    </style:style>
    <style:style style:name="P97" style:parent-style-name="Textbody" style:family="paragraph">
      <style:paragraph-properties fo:text-align="justify"/>
    </style:style>
    <style:style style:name="P98" style:parent-style-name="Textbody" style:family="paragraph">
      <style:paragraph-properties fo:text-align="justify"/>
    </style:style>
    <style:style style:name="P99" style:parent-style-name="Textbody" style:family="paragraph">
      <style:paragraph-properties fo:text-align="justify"/>
    </style:style>
    <style:style style:name="P100" style:parent-style-name="Textbody" style:family="paragraph">
      <style:paragraph-properties fo:text-align="justify"/>
      <style:text-properties fo:color="#00B0F0"/>
    </style:style>
    <style:style style:name="P101" style:parent-style-name="Textbody" style:family="paragraph">
      <style:paragraph-properties fo:text-align="justify"/>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text-properties fo:color="#00B0F0"/>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line-height="115%"/>
    </style:style>
    <style:style style:name="T108" style:parent-style-name="Policepardéfaut" style:family="text">
      <style:text-properties style:font-name="Calibri, sans-serif" fo:color="#00B0F0" fo:font-size="11pt" style:font-size-asian="11pt"/>
    </style:style>
    <style:style style:name="P109" style:parent-style-name="Textbody" style:family="paragraph">
      <style:paragraph-properties fo:text-align="justify"/>
    </style:style>
    <style:style style:name="T110" style:parent-style-name="Policepardéfaut" style:family="text">
      <style:text-properties fo:color="#00B0F0"/>
    </style:style>
    <style:style style:name="T111" style:parent-style-name="Policepardéfaut" style:family="text">
      <style:text-properties fo:color="#00B0F0"/>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text-properties fo:color="#00B0F0"/>
    </style:style>
    <style:style style:name="P115" style:parent-style-name="Textbody" style:family="paragraph">
      <style:paragraph-properties fo:line-height="115%"/>
    </style:style>
  </office:automatic-styles>
  <office:body>
    <office:text text:use-soft-page-breaks="true">
      <text:p text:style-name="P1"><text:tab/><text:tab/><text:tab/><text:tab/><text:span text:style-name="T2">Interview 1 – Asobo Studio</text:span></text:p>
      <text:p text:style-name="P3"/>
      <text:p text:style-name="P4">Quel est votre métier/poste au sein de l'entreprise ?</text:p>
      <text:p text:style-name="P5">Je suis responsable marketing et communication pour le studio</text:p>
      <text:p text:style-name="P6"/>
      <text:p text:style-name="P7"/>
      <text:p text:style-name="P8">Travaillez-vous en équipes sur<text:s/>des projets ou faîtes-vous tout<text:s/>vous-même ?</text:p>
      <text:p text:style-name="P9">Je suis seule sur ce poste mais j’interviens notamment en support des équipes de développement pour fournir notamment aux game designers les chiffres et tendances du marché dont ils ont besoin pour justifier leurs choix de design.</text:p>
      <text:p text:style-name="P10"/>
      <text:p text:style-name="P11"/>
      <text:p text:style-name="P12">Quelles sont les qualités et compétences requises dans votre métier ?</text:p>
      <text:p text:style-name="P13">Il faut savoir être polyvalent, réactif et créatif afin de répondre rapidement et de façon pragmatique aux demandes qui sont faites.</text:p>
      <text:p text:style-name="P14">Il faut également savoir être autonome et pro-actif, afin d’anticiper les demandes et problèmes.</text:p>
      <text:p text:style-name="P15">Enfin il faut être très agiles avec les nouvelles tendances et saisir l’air du temps afin de donner les bonnes informations au bon moment à l’équipe.</text:p>
      <text:p text:style-name="P16"/>
      <text:p text:style-name="P17"/>
      <text:p text:style-name="P18">Comment se passe une semaine type ?</text:p>
      <text:p text:style-name="P19">Il<text:s/>n’y a pas vraiment de semaine type. Je peux parfois m’occuper de trouver des joueurs afin de venir tester nos jeux. Organiser des press-tours avec des journalistes. Trouver des idées pour décorer les locaux du studio. Me pencher sur un outil de communication interne pour aider les corps de métier à bien dialoguer. Echanger avec nos clients pour leur fournir les éléments qui vont les aider à promouvoir les jeux sur lesquels nous travaillons pour eux. Gérer et animer les communautés web autour de nos jeux et<text:s/>du studio. Faire créer une carte de vœux pour l’envoyer à l’ensemble de nos contacts ou une publicité pour aider au recrutement sur un poste qui vient de s’ouvrir. C’est extrêmement varié.</text:p>
      <text:p text:style-name="P20"/>
      <text:p text:style-name="P21"/>
      <text:p text:style-name="P22">Est-ce un métier difficile ?</text:p>
      <text:p text:style-name="P23">C’est un métier passionnant mais<text:s/>assez stressant. En effet c’est en quelque sorte la vitrine de l’entreprise vis-à-vis de nos partenaires et du grand public. Cela demande beaucoup d’inventivité et de rigueur et surtout une gestion de planning impeccable.</text:p>
      <text:p text:style-name="P24"/>
      <text:p text:style-name="P25"/>
      <text:p text:style-name="P26">Quelles sont vos conditions de travail ?</text:p>
      <text:p text:style-name="P27">Elles sont agréables. Nos locaux viennent d’être refaits et au cœur des quartiers historiques de Bordeaux. L’ambiance dans l’équipe est studieuse et exigeante mais également amicale : nous pouvons être nous-mêmes, c’est donc un cadre très agréable<text:s/>qui permet de contre-balancer le stress du travail lui-même.</text:p>
      <text:p text:style-name="P28"/>
      <text:p text:style-name="P29"/>
      <text:p text:style-name="P30">Quel est votre parcours professionnel ?</text:p>
      <text:p text:style-name="P31">Je suis issue d’une sup de co (bac+5) J’ai effectué mon stage de fin d’étude chez sony music, j’ suis restée 5 ans en tant que chef de produit cd + dvd).</text:p>
      <text:p text:style-name="P32">J’ai ensuite rejoint les équipes d’Ubisoft toujours en tant que chef de marque (splinter cell, prince of persia notamment) puis en tant que chef de groupe ou je gérais une équipe de chef de produit et assistants (lapins crétins, licences et jeux grand public entre autres), pendant près de 7 ans.</text:p>
      <text:p text:style-name="P33">J’ai intégré Asobo Studio, après mon arrivée sur Bordeaux pour suivre mon conjoint et un court passage dans la téléphonie mobile. Cela fait 3 ans cette année.</text:p>
      <text:p text:style-name="P34"><text:span text:style-name="T35">Avez-vous rencontrez des difficultés lors de votre par</text:span><text:span text:style-name="T36">cours ? Des difficultés d'insertions ?</text:span></text:p>
      <text:p text:style-name="P37">J’ai été diplomée à une période où il était moins difficile de trouver un travail pour un bac +5.</text:p>
      <text:p text:style-name="P38">La grande difficulté que j’ai rencontrée c’est ensuite lorsque j’ai souhaité déménager en province pour suivre mon conjoint. Le système français de suivi des cadres n’est pas toujours adapté et on se sent parfois bien seul face à sa recherche d’emploi.</text:p>
      <text:p text:style-name="P39"/>
      <text:p text:style-name="P40"/>
      <text:p text:style-name="P41">Quel parcours conseilleriez-vous aujourd'hui pour une personne voulant travailler dans les Jeux Vidéos et l'Animation ?</text:p>
      <text:p text:style-name="P42">Une école de jeux vidéo est un bon tremplin. L’enjmin, l’Isart ou Supinfogame sont renommées et dispensent des formation solides.</text:p>
      <text:p text:style-name="P43"/>
      <text:p text:style-name="P44"/>
      <text:p text:style-name="P45">Les langues sont-elles importantes dans ce métier ?</text:p>
      <text:p text:style-name="P46">Oui vraiment : l’anglais est extrêmement important.</text:p>
      <text:p text:style-name="P47"/>
      <text:p text:style-name="P48"/>
      <text:p text:style-name="P49">Conseillez-vous les « grandes écoles » ?</text:p>
      <text:p text:style-name="P50">Cela dépend de ce que l’on veut faire. Ce n’est pas toujours LA solution surtout en temps de crise.</text:p>
      <text:p text:style-name="P51">Mais c’est tout de même un moyen fiable de s’insérer dans la vie professionnelle. L’enseignement y est sérieux et l’accompagnement<text:s/>vers l’emploi très adapté aux demandes des entreprises.</text:p>
      <text:p text:style-name="P52"/>
      <text:p text:style-name="P53"/>
      <text:p text:style-name="P54">Quels sont vos possibilités d'évolution ?</text:p>
      <text:p text:style-name="P55">C’est assez ouvert. Dans des entreprises comme ubisoft, je pouvais devenir directrice marketing ou passer dans les studios et aider à développer de nouvelles<text:s/>marques. Mais actuellement je suis très bien où je suis.</text:p>
      <text:p text:style-name="P56"/>
      <text:p text:style-name="P57"/>
      <text:p text:style-name="P58">Que pouvez-vous nous dire sur votre entreprise et sur son secteur d'activité ?</text:p>
      <text:p text:style-name="P59">C’est le premier studio indépendant de jeux vidéo en France.</text:p>
      <text:p text:style-name="P60">Nous nous situons sur un marché en pleine expansion, dans un cycle positif avec la sortie de nouvelles consoles.</text:p>
      <text:p text:style-name="P61"/>
      <text:p text:style-name="P62"/>
      <text:p text:style-name="P63">Pouvez-vous nous dire quels types de projets réalisez-vous ? Et avec quels langages informatiques ?</text:p>
      <text:p text:style-name="P64">Ce sont essentiellement des jeux consoles, les langages de programmation sont notamment le C+ et<text:s/>C++, Html5.</text:p>
      <text:p text:style-name="P65"/>
      <text:p text:style-name="P66"/>
      <text:p text:style-name="P67">Vous faites partie de Bordeaux Games, qu'est-ce<text:s/>que ce partenariat vous apporte ?</text:p>
      <text:p text:style-name="P68">Oui nous y adhérons. C’est un moyen de rencontrer des acteurs importants pour nous (gouvernement ex :<text:s/><text:a xlink:href="https://www.facebook.com/asobostudio/posts/579938192042293?stream_ref=10" office:target-frame-name="_top" xlink:show="replace"><text:span text:style-name="Lienhypertexte">https://www.facebook.com/asobostudio/posts/579938192042293?stream_ref=10</text:span></text:a><text:s/>, CCI, région)</text:p>
      <text:p text:style-name="P69"/>
      <text:p text:style-name="P70"/>
      <text:p text:style-name="P71">Recevez-vous des subventions  ou des aides ?</text:p>
      <text:p text:style-name="P72">Oui ceci peut arriver suite à l’étude de dossier soigneusement préparés et déposés auprès du CNC notamment. Une commission étudie ces dossiers et décide ou non d’attribuer des aides à un projet (FAJV, CIJV…)</text:p>
      <text:p text:style-name="P73"/>
      <text:p text:style-name="P74">Comment financièrement, en ces temps de crises, <text:s/>votre société survit-elle ?</text:p>
      <text:p text:style-name="P75">Notre entreprise appartient à 12 co-fondateurs dont 10 font toujours partie de l’entreprise. Cette indépendance financière nous permet de ne pas subir les aléas d’un actionnaire ou d’une entreprise mère. Une gestion financière extrêmement rigoureuse et un gestion stratégique des contrats nous assure une pérennité enviable, de même qu’un maintien des effectifs raisonnable, plutôt qu’une croissance énorme et non maitrisée.</text:p>
      <text:p text:style-name="P76"/>
      <text:p text:style-name="P77"/>
      <text:p text:style-name="P78">Si vous acceptez, pourriez-vous nous donner une fourchette concernant votre salaire ?</text:p>
      <text:p text:style-name="P79">Nous avons une grille des salaires alignées sur les standards de l’industrie. Voici 2 exemples des salaires qui se pratiquent en France :</text:p>
      <text:p text:style-name="P80"><text:a xlink:href="http://pro.clubic.com/emploi-informatique.clubic.com/actualite-516741-jeu-video-snjv-referentiel-metiers-secteur.html" office:target-frame-name="_top" xlink:show="replace"><text:span text:style-name="Lienhypertexte">http://pro.clubic.com/emploi-informatique.clubic.com/actualite-516741-jeu-video-snjv-referentiel-metiers-secteur.html</text:span></text:a></text:p>
      <text:p text:style-name="P81"><text:a xlink:href="http://www.afjv.com/news/1709_etude-emploi-metiers-salaires-jeu-video.htm" office:target-frame-name="_top" xlink:show="replace"><text:span text:style-name="Lienhypertexte">http://www.afjv.com/news/1709_e</text:span><text:span text:style-name="Lienhypertexte">tude-emploi-metiers-salaires-jeu-video.htm</text:span></text:a></text:p>
      <text:p text:style-name="P82"/>
      <text:p text:style-name="P83"><text:span text:style-name="T84">Interview 2 – Asobo Studio</text:span></text:p>
      <text:p text:style-name="P85"/>
      <text:p text:style-name="P86">D’après votre parcours, vous avez eu la chance de découvrir des univers différents. Nous aimerions savoir vos impressions par rapport à votre expérience dans une très grosse entreprise<text:s/>(Ubisoft, plus de 9 200 salariés) et votre expérience dans une entreprise plus « petite » (Aboso Studio,  plus de 80 salariés). Laquelle des deux entreprises avez-vous préféré ? L’ambiance de travail est-elle plus agréable chez Aboso Studio en raison de sa taille plus réduit ? Avez-vous une tâche plus diversifié chez Aboso Studio que chez Ubisoft ? Êtes-vous plus polyvalent ?</text:p>
      <text:p text:style-name="P87"/>
      <text:p text:style-name="P88">Les deux ambiances sont très différentes.</text:p>
      <text:p text:style-name="P89">J’ai eu la chance de partager chez Ubisoft une expérience unique : le décollage d’un grand éditeur international et la construction de franchises mondialement connues (splinter cell, lapins crétins, assassin’s creed, prince of persia). Le travail était peut-être plus cadré, plus « contrôlé » que chez Asobo, les moyens démultipliés et l’équipe<text:s/>beaucoup plus étoffée.</text:p>
      <text:p text:style-name="P90">C’est un fait qui me convenait mieux à l’époque.</text:p>
      <text:p text:style-name="P91">Aujourd’hui travailler dans une structure à taille humaine est pour moi beaucoup plus en phase avec mes attentes professionnelles. Cela demande plus d’agilité et de polyvalence effectivement (je passe de la déco du studio à la conception de publicité presse ou à l’étude d’une cible précise pour alimenter le game design) mais c’est aussi très gratifiant car on voit directement le résultat de ses propres actions. C’est aussi peut-être plus stressant car on est sans filet et avec beaucoup moins de « garde-fous » : toutes mes erreurs se voient et me sont directement attribuées, ce qui n’est pas le cas quand on est en équipe. J’ai également moins la possibilité de partager mes reflexions pour les enrichir, je me dois d’être créative et flexible mais je suis plus « seule »</text:p>
      <text:p text:style-name="P92">L’ambiance chez Asobo est peut-être plus « tendue » car nous concentrons 90% de notre activité en prestataire de service pour le compte des éditeurs. Nous avons donc moins le droit d’expérimenter ou de « perdre du temps » et la qualité du travail ou le respect de la confidentialité est impérative. C’est de toute façon toujours plus tendu en studio qu’en équipe support. Ceci dit l’équipe est passionnante et passionnée, ce qui<text:s/>est aussi très agréable car les gens sont responsabilisés et impliqués dans leur travail. Le cadre de travail est aussi très agréable (bureaux très beaux et ville bien plus agréable pour la vie de famille que Paris)</text:p>
      <text:p text:style-name="P93"> </text:p>
      <text:p text:style-name="P94">« <text:span text:style-name="T95">Que pouvez-vous nous dire sur votre<text:s/></text:span><text:span text:style-name="T96">entreprise et sur son secteur d'activité ?</text:span></text:p>
      <text:p text:style-name="P97">C’est le premier studio indépendant de jeux vidéo en France.</text:p>
      <text:p text:style-name="P98">Nous nous situons sur un marché en pleine expansion, dans un cycle positif avec la sortie de nouvelles consoles. »</text:p>
      <text:p text:style-name="P99">Qu’étendez-vous par « studio indépendant » ?</text:p>
      <text:p text:style-name="P100">&gt;&gt; cela veut dire que nous n’appartenons « qu’à nous même » et pas à un éditeur ou à un constructeur console (dit aussi 1st party) ce qui devient assez rare notamment en France.</text:p>
      <text:p text:style-name="P101"> </text:p>
      <text:p text:style-name="P102">Lorsque vous parlez des nouvelles consoles (je suppose Xbox ONE et<text:s/>PS4), voulez-vous dire que votre société créer des jeux<text:s/>vidéo<text:s/>pour ses nouvelles consoles ? Si oui, votre société assure-t-elle l’intégrité de la création du jeu ? (d’où le « studio indépendant » ?) </text:p>
      <text:p text:style-name="P103"> </text:p>
      <text:p text:style-name="P104">Nous développons l’intégralité des jeux que nous produisons et ce sur toutes plateformes (consoles de salon, portable, pc et dans une moindre mesure companion app sur mobile). Nous n’intervenons pas sur une seule partie, tout est imaginé, designé, programmé en interne.</text:p>
      <text:p text:style-name="P105"> </text:p>
      <text:p text:style-name="P106">Nous aimerions savoir pour conclure,<text:s/>si vous preniez des stagiaires. Nous ne recherchons pas pour l’instant de stage en raison du fait que nous ne sommes qu’en première année d’informatique et avons donc un niveau trop faible en informatique pour pouvoir espérer être d’une quelconque utilité<text:s/>au sein d’une entreprise. Mais nous aimerions profiter de cette interview pour savoir si nous pourrions postuler l’an prochain pour un stage, ou si vous ne preniez pas de stagiaire ou ne recrutiez que des stagiaires ayant un niveau plus élevé, type master.</text:p>
      <text:p text:style-name="P107"><text:span text:style-name="T108">&gt;&gt; oui cela arrive, il faut pour cela passer un test proposé en interne, et avoir au minimum 6 mois de stage d’où le fait que c’est plus probablement des masters qui nous rejoignent ou des ingénieurs de formation.</text:span></text:p>
      <text:p text:style-name="P109"><text:span text:style-name="T110">Si vous souhaitez postuler à la fin de<text:s/></text:span><text:span text:style-name="T111">vos études, contacter notre service RH sur notre site web ou via l’email<text:s/></text:span><text:a xlink:href="mailto:jobs@asobostudio.com" office:target-frame-name="_top" xlink:show="replace">jobs@asobostudio.com</text:a></text:p>
      <text:p text:style-name="P112"> </text:p>
      <text:p text:style-name="P113">Nous tenons à vous remercier pour votre grande coopération/aide ainsi que pour toutes réponses que vous nous avez apportées !</text:p>
      <text:p text:style-name="P114">De rien ;p</text:p>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ans-serif" svg:font-family="Calibri,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sa emery</meta:initial-creator>
    <dc:creator>Jimmy Gouraud</dc:creator>
    <meta:creation-date>2014-02-24T16:56:00Z</meta:creation-date>
    <dc:date>2015-12-23T15:43:00Z</dc:date>
    <meta:template xlink:href="Normal" xlink:type="simple"/>
    <meta:editing-cycles>5</meta:editing-cycles>
    <meta:editing-duration>PT2880S</meta:editing-duration>
    <meta:document-statistic meta:page-count="1" meta:paragraph-count="22" meta:word-count="1714" meta:character-count="11124" meta:row-count="78" meta:non-whitespace-character-count="9432"/>
  </office:meta>
</office:document-meta>
</file>